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018cm solid #000000"/>
    </style:style>
    <style:style style:name="MainTitles.A2" style:family="table-cell">
      <style:table-cell-properties fo:padding="0.097cm" fo:border-left="0.018cm solid #000000" fo:border-right="none" fo:border-top="none" fo:border-bottom="0.018cm solid #000000"/>
    </style:style>
    <style:style style:name="MainTitles.B2" style:family="table-cell">
      <style:table-cell-properties fo:padding="0.097cm" fo:border-left="0.018cm solid #000000" fo:border-right="0.018cm solid #000000" fo:border-top="none" fo:border-bottom="0.018cm solid #00000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018cm solid #000000"/>
    </style:style>
    <style:style style:name="MainTitles.A2" style:family="table-cell">
      <style:table-cell-properties fo:padding="0.097cm" fo:border-left="0.018cm solid #000000" fo:border-right="none" fo:border-top="none" fo:border-bottom="0.018cm solid #000000"/>
    </style:style>
    <style:style style:name="MainTitles.B2" style:family="table-cell">
      <style:table-cell-properties fo:padding="0.097cm" fo:border-left="0.018cm solid #000000" fo:border-right="0.018cm solid #000000" fo:border-top="none" fo:border-bottom="0.018cm solid #000000"/>
    </style:style>
    <style:style style:name="DocHistory" style:family="table">
      <style:table-properties style:width="15.115cm" fo:margin-left="2.54cm" fo:margin-right="0.804cm" table:align="margins" fo:keep-with-next="always"/>
    </style:style>
    <style:style style:name="DocHistory.A" style:family="table-column">
      <style:table-column-properties style:column-width="2.244cm" style:rel-column-width="1272*"/>
    </style:style>
    <style:style style:name="DocHistory.B" style:family="table-column">
      <style:table-column-properties style:column-width="2.473cm" style:rel-column-width="1402*"/>
    </style:style>
    <style:style style:name="DocHistory.C" style:family="table-column">
      <style:table-column-properties style:column-width="10.398cm" style:rel-column-width="589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0.035cm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0.035cm solid #808080" fo:border-right="none" fo:border-top="none" fo:border-bottom="0.035cm solid #808080"/>
    </style:style>
    <style:style style:name="Packages.B2" style:family="table-cell">
      <style:table-cell-properties style:vertical-align="middle" fo:padding="0.079cm" fo:border-left="0.035cm solid #808080" fo:border-right="0.035cm solid #808080" fo:border-top="none" fo:border-bottom="0.035cm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0.035cm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0.035cm solid #808080" fo:border-right="none" fo:border-top="none" fo:border-bottom="0.035cm solid #808080"/>
    </style:style>
    <style:style style:name="vdmj.B2" style:family="table-cell">
      <style:table-cell-properties style:vertical-align="middle" fo:padding="0.079cm" fo:border-left="0.035cm solid #808080" fo:border-right="0.035cm solid #808080" fo:border-top="none" fo:border-bottom="0.035cm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0.035cm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0.035cm solid #808080" fo:border-right="none" fo:border-top="0.035cm solid #808080" fo:border-bottom="0.035cm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0.035cm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0.035cm solid #808080" fo:border-right="none" fo:border-top="none" fo:border-bottom="0.035cm solid #808080"/>
    </style:style>
    <style:style style:name="vdmj_5f_lex.B2" style:display-name="vdmj_lex.B2" style:family="table-cell">
      <style:table-cell-properties fo:padding="0.079cm" fo:border-left="0.035cm solid #808080" fo:border-right="0.035cm solid #808080" fo:border-top="none" fo:border-bottom="0.035cm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0.035cm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0.035cm solid #808080" fo:border-right="none" fo:border-top="none" fo:border-bottom="0.035cm solid #808080"/>
    </style:style>
    <style:style style:name="vdmj_5f_lex_5f_enum.B2" style:display-name="vdmj_lex_enum.B2" style:family="table-cell">
      <style:table-cell-properties style:vertical-align="middle" fo:padding="0.079cm" fo:border-left="0.035cm solid #808080" fo:border-right="0.035cm solid #808080" fo:border-top="none" fo:border-bottom="0.035cm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0.035cm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0.035cm solid #808080" fo:border-right="none" fo:border-top="none" fo:border-bottom="0.035cm solid #808080"/>
    </style:style>
    <style:style style:name="vdmj_5f_lex_5f_exception.B2" style:display-name="vdmj_lex_exception.B2" style:family="table-cell">
      <style:table-cell-properties style:vertical-align="middle" fo:padding="0.079cm" fo:border-left="0.035cm solid #808080" fo:border-right="0.035cm solid #808080" fo:border-top="none" fo:border-bottom="0.035cm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0.035cm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0.035cm solid #808080" fo:border-right="none" fo:border-top="none" fo:border-bottom="0.035cm solid #808080"/>
    </style:style>
    <style:style style:name="vdmj_5f_syntax.B2" style:display-name="vdmj_syntax.B2" style:family="table-cell">
      <style:table-cell-properties style:vertical-align="middle" fo:padding="0.079cm" fo:border-left="0.035cm solid #808080" fo:border-right="0.035cm solid #808080" fo:border-top="none" fo:border-bottom="0.035cm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0.035cm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0.035cm solid #808080" fo:border-right="none" fo:border-top="none" fo:border-bottom="0.035cm solid #808080"/>
    </style:style>
    <style:style style:name="vdmj_5f_syntax_5f_exceptions.B2" style:display-name="vdmj_syntax_exceptions.B2" style:family="table-cell">
      <style:table-cell-properties style:vertical-align="middle" fo:padding="0.079cm" fo:border-left="0.035cm solid #808080" fo:border-right="0.035cm solid #808080" fo:border-top="none" fo:border-bottom="0.035cm solid #808080"/>
    </style:style>
    <style:style style:name="vdmj_5f_ast" style:display-name="vdmj_ast" style:family="table">
      <style:table-properties style:width="15.24cm" fo:margin-left="2.54cm" table:align="left"/>
    </style:style>
    <style:style style:name="vdmj_5f_ast.A" style:display-name="vdmj_ast.A" style:family="table-column">
      <style:table-column-properties style:column-width="3.678cm"/>
    </style:style>
    <style:style style:name="vdmj_5f_ast.B" style:display-name="vdmj_ast.B" style:family="table-column">
      <style:table-column-properties style:column-width="11.562cm"/>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79cm" fo:border="0.035cm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79cm" fo:border-left="0.035cm solid #808080" fo:border-right="none" fo:border-top="none" fo:border-bottom="0.035cm solid #808080"/>
    </style:style>
    <style:style style:name="vdmj_5f_ast.B2" style:display-name="vdmj_ast.B2" style:family="table-cell">
      <style:table-cell-properties style:vertical-align="middle" fo:padding="0.079cm" fo:border-left="0.035cm solid #808080" fo:border-right="0.035cm solid #808080" fo:border-top="none" fo:border-bottom="0.035cm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0.035cm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0.035cm solid #808080" fo:border-right="none" fo:border-top="none" fo:border-bottom="0.035cm solid #808080"/>
    </style:style>
    <style:style style:name="vdmj_5f_types.B2" style:display-name="vdmj_types.B2" style:family="table-cell">
      <style:table-cell-properties fo:padding="0.079cm" fo:border-left="0.035cm solid #808080" fo:border-right="0.035cm solid #808080" fo:border-top="none" fo:border-bottom="0.035cm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79cm" fo:border="0.035cm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79cm" fo:border-left="0.035cm solid #808080" fo:border-right="none" fo:border-top="0.035cm solid #808080" fo:border-bottom="0.035cm solid #808080"/>
    </style:style>
    <style:style style:name="vdmj_5f_expressions.A3" style:display-name="vdmj_expressions.A3" style:family="table-cell">
      <style:table-cell-properties fo:padding="0.079cm" fo:border-left="0.035cm solid #808080" fo:border-right="none" fo:border-top="none" fo:border-bottom="0.035cm solid #808080"/>
    </style:style>
    <style:style style:name="vdmj_5f_expressions.B3" style:display-name="vdmj_expressions.B3" style:family="table-cell">
      <style:table-cell-properties fo:padding="0.079cm" fo:border-left="0.035cm solid #808080" fo:border-right="0.035cm solid #808080" fo:border-top="none" fo:border-bottom="0.035cm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064cm"/>
    </style:style>
    <style:style style:name="vdmj_5f_statements.B" style:display-name="vdmj_statements.B" style:family="table-column">
      <style:table-column-properties style:column-width="11.176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0.035cm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0.035cm solid #808080" fo:border-right="none" fo:border-top="none" fo:border-bottom="0.035cm solid #808080"/>
    </style:style>
    <style:style style:name="vdmj_5f_statements.B2" style:display-name="vdmj_statements.B2" style:family="table-cell">
      <style:table-cell-properties fo:padding="0.079cm" fo:border-left="0.035cm solid #808080" fo:border-right="0.035cm solid #808080" fo:border-top="none" fo:border-bottom="0.035cm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0.035cm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0.035cm solid #808080" fo:border-right="none" fo:border-top="none" fo:border-bottom="0.035cm solid #808080"/>
    </style:style>
    <style:style style:name="vdmj_5f_patterns.B2" style:display-name="vdmj_patterns.B2" style:family="table-cell">
      <style:table-cell-properties fo:padding="0.079cm" fo:border-left="0.035cm solid #808080" fo:border-right="0.035cm solid #808080" fo:border-top="none" fo:border-bottom="0.035cm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4.637cm"/>
    </style:style>
    <style:style style:name="vdmj_5f_traces.B" style:display-name="vdmj_traces.B" style:family="table-column">
      <style:table-column-properties style:column-width="10.603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0.035cm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0.035cm solid #808080" fo:border-right="none" fo:border-top="none" fo:border-bottom="0.035cm solid #808080"/>
    </style:style>
    <style:style style:name="vdmj_5f_traces.B2" style:display-name="vdmj_traces.B2" style:family="table-cell">
      <style:table-cell-properties style:vertical-align="middle" fo:padding="0.079cm" fo:border-left="0.035cm solid #808080" fo:border-right="0.035cm solid #808080" fo:border-top="none" fo:border-bottom="0.035cm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0.035cm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0.035cm solid #808080" fo:border-right="none" fo:border-top="none" fo:border-bottom="0.035cm solid #808080"/>
    </style:style>
    <style:style style:name="vdm_5f_traces_5f_enum.B2" style:display-name="vdm_traces_enum.B2" style:family="table-cell">
      <style:table-cell-properties style:vertical-align="middle" fo:background-color="transparent" fo:padding="0.079cm" fo:border-left="0.035cm solid #808080" fo:border-right="0.035cm solid #808080" fo:border-top="none" fo:border-bottom="0.035cm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0.035cm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0.035cm solid #808080" fo:border-right="none" fo:border-top="none" fo:border-bottom="0.035cm solid #808080"/>
    </style:style>
    <style:style style:name="vdmj_5f_definitions.B2" style:display-name="vdmj_definitions.B2" style:family="table-cell">
      <style:table-cell-properties style:vertical-align="middle" fo:padding="0.079cm" fo:border-left="0.035cm solid #808080" fo:border-right="0.035cm solid #808080" fo:border-top="none" fo:border-bottom="0.035cm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0.035cm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0.035cm solid #808080" fo:border-right="none" fo:border-top="0.035cm solid #808080" fo:border-bottom="0.035cm solid #808080"/>
    </style:style>
    <style:style style:name="vdmj_5f_modules.A3" style:display-name="vdmj_modules.A3" style:family="table-cell">
      <style:table-cell-properties fo:padding="0.079cm" fo:border-left="0.035cm solid #808080" fo:border-right="none" fo:border-top="none" fo:border-bottom="0.035cm solid #808080"/>
    </style:style>
    <style:style style:name="vdmj_5f_modules.B3" style:display-name="vdmj_modules.B3" style:family="table-cell">
      <style:table-cell-properties fo:padding="0.079cm" fo:border-left="0.035cm solid #808080" fo:border-right="0.035cm solid #808080" fo:border-top="none" fo:border-bottom="0.035cm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0.035cm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0.035cm solid #808080" fo:border-right="none" fo:border-top="none" fo:border-bottom="0.035cm solid #808080"/>
    </style:style>
    <style:style style:name="vdmj_5f_typechecker.B2" style:display-name="vdmj_typechecker.B2" style:family="table-cell">
      <style:table-cell-properties fo:padding="0.079cm" fo:border-left="0.035cm solid #808080" fo:border-right="0.035cm solid #808080" fo:border-top="none" fo:border-bottom="0.035cm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0.035cm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0.035cm solid #808080" fo:border-right="none" fo:border-top="none" fo:border-bottom="0.035cm solid #808080"/>
    </style:style>
    <style:style style:name="vdmj_5f_typechecker_5f_exceptions.B2" style:display-name="vdmj_typechecker_exceptions.B2" style:family="table-cell">
      <style:table-cell-properties fo:padding="0.079cm" fo:border-left="0.035cm solid #808080" fo:border-right="0.035cm solid #808080" fo:border-top="none" fo:border-bottom="0.035cm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0.035cm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0.035cm solid #808080" fo:border-right="none" fo:border-top="none" fo:border-bottom="0.035cm solid #808080"/>
    </style:style>
    <style:style style:name="vdmj_5f_pog.B2" style:display-name="vdmj_pog.B2" style:family="table-cell">
      <style:table-cell-properties style:vertical-align="middle" fo:padding="0.079cm" fo:border-left="0.035cm solid #808080" fo:border-right="0.035cm solid #808080" fo:border-top="none" fo:border-bottom="0.035cm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0.035cm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0.035cm solid #808080" fo:border-right="none" fo:border-top="none" fo:border-bottom="0.035cm solid #808080"/>
    </style:style>
    <style:style style:name="vdmj_5f_pog_5f_enum.B2" style:display-name="vdmj_pog_enum.B2" style:family="table-cell">
      <style:table-cell-properties style:vertical-align="middle" fo:padding="0.079cm" fo:border-left="0.035cm solid #808080" fo:border-right="0.035cm solid #808080" fo:border-top="none" fo:border-bottom="0.035cm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0.035cm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0.035cm solid #808080" fo:border-right="none" fo:border-top="none" fo:border-bottom="0.035cm solid #808080"/>
    </style:style>
    <style:style style:name="vdmj_5f_runtime.B2" style:display-name="vdmj_runtime.B2" style:family="table-cell">
      <style:table-cell-properties fo:padding="0.079cm" fo:border-left="0.035cm solid #808080" fo:border-right="0.035cm solid #808080" fo:border-top="none" fo:border-bottom="0.035cm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0.035cm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0.035cm solid #808080" fo:border-right="none" fo:border-top="none" fo:border-bottom="0.035cm solid #808080"/>
    </style:style>
    <style:style style:name="vdmj_5f_runtime_5f_exceptions.B2" style:display-name="vdmj_runtime_exceptions.B2" style:family="table-cell">
      <style:table-cell-properties style:vertical-align="middle" fo:padding="0.079cm" fo:border-left="0.035cm solid #808080" fo:border-right="0.035cm solid #808080" fo:border-top="none" fo:border-bottom="0.035cm solid #808080"/>
    </style:style>
    <style:style style:name="Table4" style:family="table">
      <style:table-properties style:width="15.24cm" fo:margin-left="2.54cm" table:align="left"/>
    </style:style>
    <style:style style:name="Table4.A" style:family="table-column">
      <style:table-column-properties style:column-width="3.919cm"/>
    </style:style>
    <style:style style:name="Table4.B" style:family="table-column">
      <style:table-column-properties style:column-width="11.32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0.035cm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0.035cm solid #808080" fo:border-right="none" fo:border-top="none" fo:border-bottom="0.035cm solid #808080"/>
    </style:style>
    <style:style style:name="Table4.B2" style:family="table-cell">
      <style:table-cell-properties style:vertical-align="middle" fo:padding="0.079cm" fo:border-left="0.035cm solid #808080" fo:border-right="0.035cm solid #808080" fo:border-top="none" fo:border-bottom="0.035cm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0.035cm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0.035cm solid #808080" fo:border-right="none" fo:border-top="none" fo:border-bottom="0.035cm solid #808080"/>
    </style:style>
    <style:style style:name="Table3.B2" style:family="table-cell">
      <style:table-cell-properties style:vertical-align="middle" fo:padding="0.079cm" fo:border-left="0.035cm solid #808080" fo:border-right="0.035cm solid #808080" fo:border-top="none" fo:border-bottom="0.035cm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0.035cm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0.035cm solid #808080" fo:border-right="none" fo:border-top="none" fo:border-bottom="0.035cm solid #808080"/>
    </style:style>
    <style:style style:name="vdmj_5f_runtime_5f_interfaces.B2" style:display-name="vdmj_runtime_interfaces.B2" style:family="table-cell">
      <style:table-cell-properties style:vertical-align="middle" fo:padding="0.079cm" fo:border-left="0.035cm solid #808080" fo:border-right="0.035cm solid #808080" fo:border-top="none" fo:border-bottom="0.035cm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0.035cm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0.035cm solid #808080" fo:border-right="none" fo:border-top="none" fo:border-bottom="0.035cm solid #808080"/>
    </style:style>
    <style:style style:name="vdmj_5f_values.B2" style:display-name="vdmj_values.B2" style:family="table-cell">
      <style:table-cell-properties style:vertical-align="middle" fo:padding="0.079cm" fo:border-left="0.035cm solid #808080" fo:border-right="0.035cm solid #808080" fo:border-top="none" fo:border-bottom="0.035cm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0.035cm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0.035cm solid #808080" fo:border-right="none" fo:border-top="none" fo:border-bottom="0.035cm solid #808080"/>
    </style:style>
    <style:style style:name="vdmj_5f_commands.B2" style:display-name="vdmj_commands.B2" style:family="table-cell">
      <style:table-cell-properties fo:padding="0.079cm" fo:border-left="0.035cm solid #808080" fo:border-right="0.035cm solid #808080" fo:border-top="none" fo:border-bottom="0.035cm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0.035cm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0.035cm solid #808080" fo:border-right="none" fo:border-top="none" fo:border-bottom="0.035cm solid #808080"/>
    </style:style>
    <style:style style:name="vdmj_5f_messages.B2" style:display-name="vdmj_messages.B2" style:family="table-cell">
      <style:table-cell-properties style:vertical-align="middle" fo:padding="0.079cm" fo:border-left="0.035cm solid #808080" fo:border-right="0.035cm solid #808080" fo:border-top="none" fo:border-bottom="0.035cm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0.035cm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0.035cm solid #808080" fo:border-right="none" fo:border-top="none" fo:border-bottom="0.035cm solid #808080"/>
    </style:style>
    <style:style style:name="vdmj_5f_messages_5f_exceptions.B2" style:display-name="vdmj_messages_exceptions.B2" style:family="table-cell">
      <style:table-cell-properties style:vertical-align="middle" fo:padding="0.079cm" fo:border-left="0.035cm solid #808080" fo:border-right="0.035cm solid #808080" fo:border-top="none" fo:border-bottom="0.035cm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0.035cm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0.035cm solid #808080" fo:border-right="none" fo:border-top="none" fo:border-bottom="0.035cm solid #808080"/>
    </style:style>
    <style:style style:name="vdmj_5f_debug.B2" style:display-name="vdmj_debug.B2" style:family="table-cell">
      <style:table-cell-properties style:vertical-align="middle" fo:padding="0.079cm" fo:border-left="0.035cm solid #808080" fo:border-right="0.035cm solid #808080" fo:border-top="none" fo:border-bottom="0.035cm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0.035cm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0.035cm solid #808080" fo:border-right="none" fo:border-top="none" fo:border-bottom="0.035cm solid #808080"/>
    </style:style>
    <style:style style:name="vdmj_5f_debug_5f_enum.B2" style:display-name="vdmj_debug_enum.B2" style:family="table-cell">
      <style:table-cell-properties style:vertical-align="middle" fo:padding="0.079cm" fo:border-left="0.035cm solid #808080" fo:border-right="0.035cm solid #808080" fo:border-top="none" fo:border-bottom="0.035cm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0.035cm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0.035cm solid #808080" fo:border-right="none" fo:border-top="none" fo:border-bottom="0.035cm solid #808080"/>
    </style:style>
    <style:style style:name="vdmj_5f_debug_5f_exceptions.B2" style:display-name="vdmj_debug_exceptions.B2" style:family="table-cell">
      <style:table-cell-properties style:vertical-align="middle" fo:padding="0.079cm" fo:border-left="0.035cm solid #808080" fo:border-right="0.035cm solid #808080" fo:border-top="none" fo:border-bottom="0.035cm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0.035cm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0.035cm solid #808080" fo:border-right="none" fo:border-top="none" fo:border-bottom="0.035cm solid #808080"/>
    </style:style>
    <style:style style:name="Table5.B2" style:family="table-cell">
      <style:table-cell-properties fo:padding="0.079cm" fo:border-left="0.035cm solid #808080" fo:border-right="0.035cm solid #808080" fo:border-top="none" fo:border-bottom="0.035cm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0.035cm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0.035cm solid #808080" fo:border-right="none" fo:border-top="none" fo:border-bottom="0.035cm solid #808080"/>
    </style:style>
    <style:style style:name="vdmj_5f_commands_5f_enum.B2" style:display-name="vdmj_commands_enum.B2" style:family="table-cell">
      <style:table-cell-properties fo:padding="0.079cm" fo:border-left="0.035cm solid #808080" fo:border-right="0.035cm solid #808080" fo:border-top="none" fo:border-bottom="0.035cm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Standard" style:master-page-name="First_20_Page">
      <style:paragraph-properties style:page-number="auto"/>
    </style:style>
    <style:style style:name="P25" style:family="paragraph" style:parent-style-name="Text_20_body">
      <style:text-properties fo:font-style="normal" style:font-style-asian="normal" style:font-style-complex="normal"/>
    </style:style>
    <style:style style:name="P26" style:family="paragraph" style:parent-style-name="Heading_20_2">
      <style:text-properties fo:language="en" fo:country="US"/>
    </style:style>
    <style:style style:name="P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8" style:family="paragraph" style:parent-style-name="Heading_20_1">
      <style:paragraph-properties fo:break-before="page"/>
    </style:style>
    <style:style style:name="P29" style:family="paragraph" style:parent-style-name="Heading_20_3">
      <style:text-properties fo:font-style="normal" style:font-style-asian="normal" style:font-style-complex="normal"/>
    </style:style>
    <style:style style:name="P30" style:family="paragraph" style:parent-style-name="List_20_1_20_Cont.">
      <style:text-properties fo:font-style="normal" style:font-style-asian="normal" style:font-style-complex="normal"/>
    </style:style>
    <style:style style:name="P31" style:family="paragraph" style:parent-style-name="List_20_1_20_Cont.">
      <style:text-properties fo:font-style="normal" fo:font-weight="normal" style:font-style-asian="normal" style:font-weight-asian="normal" style:font-style-complex="normal" style:font-weight-complex="normal"/>
    </style:style>
    <style:style style:name="P32" style:family="paragraph" style:parent-style-name="List_20_1_20_End">
      <style:text-properties fo:font-style="normal" fo:font-weight="normal" style:font-style-asian="normal" style:font-weight-asian="normal" style:font-style-complex="normal" style:font-weight-complex="normal"/>
    </style:style>
    <style:style style:name="P33" style:family="paragraph" style:parent-style-name="Contents_20_1">
      <style:paragraph-properties>
        <style:tab-stops>
          <style:tab-stop style:position="15.919cm" style:type="right" style:leader-style="dotted" style:leader-text="."/>
        </style:tab-stops>
      </style:paragraph-properties>
    </style:style>
    <style:style style:name="P34" style:family="paragraph" style:parent-style-name="Contents_20_2">
      <style:paragraph-properties>
        <style:tab-stops>
          <style:tab-stop style:position="15.411cm" style:type="right" style:leader-style="dotted" style:leader-text="."/>
        </style:tab-stops>
      </style:paragraph-properties>
    </style:style>
    <style:style style:name="P35" style:family="paragraph" style:parent-style-name="Preformatted_20_Text">
      <style:text-properties fo:color="#000000" style:font-name="Courier New" fo:font-size="10pt" style:font-name-asian="Courier New" style:font-size-asian="10pt" style:font-name-complex="Courier New" style:font-size-complex="10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03/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4"/>
      <text:list xml:id="list145466658"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3"><text:s/>0. <text:s/>Document Control<text:tab/>2</text:p>
          <text:p text:style-name="P34"><text:s/>0.1. <text:s/>Table of Contents<text:tab/>2</text:p>
          <text:p text:style-name="P34"><text:s/>0.2. <text:s/>References<text:tab/>2</text:p>
          <text:p text:style-name="P34"><text:s/>0.3. <text:s/>Document History<text:tab/>3</text:p>
          <text:p text:style-name="P34"><text:s/>0.4. <text:s/>Copyright<text:tab/>3</text:p>
          <text:p text:style-name="P33"><text:s/>1. <text:s/>Overview<text:tab/>4</text:p>
          <text:p text:style-name="P34"><text:s/>1.1. <text:s/>Package Overview<text:tab/>4</text:p>
          <text:p text:style-name="P33"><text:s/>2. <text:s/>Package Detail<text:tab/>6</text:p>
          <text:p text:style-name="P34"><text:s/>2.1. <text:s/>vdmj<text:tab/>6</text:p>
          <text:p text:style-name="P34"><text:s/>2.2. <text:s/>vdmj.lex<text:tab/>7</text:p>
          <text:p text:style-name="P34"><text:s/>2.3. <text:s/>vdmj.syntax<text:tab/>10</text:p>
          <text:p text:style-name="P34"><text:s/>2.4. <text:s/>vdmj.ast<text:tab/>12</text:p>
          <text:p text:style-name="P34"><text:s/>2.5. <text:s/>vdmj.types<text:tab/>12</text:p>
          <text:p text:style-name="P34"><text:s/>2.6. <text:s/>vdmj.expressions<text:tab/>14</text:p>
          <text:p text:style-name="P34"><text:s/>2.7. <text:s/>vdmj.statements <text:tab/>16</text:p>
          <text:p text:style-name="P34"><text:s/>2.8. <text:s/>vdmj.patterns<text:tab/>17</text:p>
          <text:p text:style-name="P34"><text:s/>2.9. <text:s/>vdmj.traces<text:tab/>18</text:p>
          <text:p text:style-name="P34"><text:s/>2.10. <text:s/>vdmj.definitions<text:tab/>20</text:p>
          <text:p text:style-name="P34"><text:s/>2.11. <text:s/>vdmj.modules<text:tab/>23</text:p>
          <text:p text:style-name="P34"><text:s/>2.12. <text:s/>vdmj.typechecker<text:tab/>23</text:p>
          <text:p text:style-name="P34"><text:s/>2.13. <text:s/>vdmj.pog<text:tab/>26</text:p>
          <text:p text:style-name="P34"><text:s/>2.14. <text:s/>vdmj.runtime<text:tab/>29</text:p>
          <text:p text:style-name="P34"><text:s/>2.15. <text:s/>vdmj.scheduler<text:tab/>33</text:p>
          <text:p text:style-name="P34"><text:s/>2.16. <text:s/>vdmj.values<text:tab/>43</text:p>
          <text:p text:style-name="P34"><text:s/>2.17. <text:s/>vdmj.commands<text:tab/>45</text:p>
          <text:p text:style-name="P34"><text:s/>2.18. <text:s/>vdmj.messages<text:tab/>45</text:p>
          <text:p text:style-name="P34"><text:s/>2.19. <text:s/>vdmj.debug<text:tab/>46</text:p>
          <text:p text:style-name="P34"><text:s/>2.20. <text:s/>vdmj.config<text:tab/>49</text:p>
          <text:p text:style-name="P34"><text:s/>2.21. <text:s/>vdmj.util<text:tab/>49</text:p>
          <text:p text:style-name="P33"><text:s/>3. <text:s/>External Interfaces<text:tab/>50</text:p>
          <text:p text:style-name="P34"><text:s/>3.1. <text:s/>The Native Call Interface<text:tab/>50</text:p>
          <text:p text:style-name="P34"><text:s/>3.2. <text:s/>The Remote Control Interface<text:tab/>50</text:p>
        </text:index-body>
      </text:table-of-content>
      <text:list xml:id="list657055449" text:continue-numbering="true" text:style-name="Outline">
        <text:list-item>
          <text:list>
            <text:list-item>
              <text:h text:style-name="P26" text:outline-level="2">References</text:h>
            </text:list-item>
          </text:list>
        </text:list-item>
      </text:list>
      <text:list xml:id="list1026963370"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1027412028" text:continue-list="list657055449"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2">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2">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27/03/10</text:modification-date></text:p>
          </table:table-cell>
          <table:table-cell table:style-name="DocHistory.A1" office:value-type="string">
            <text:p text:style-name="Table_20_Contents">Updated for Overture 0.2.0, added new scheduling details</text:p>
          </table:table-cell>
        </table:table-row>
      </table:table>
      <text:list xml:id="list155943917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461528316"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919511726"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ext:soft-page-break/>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635999231" text:continue-numbering="true" text:style-name="Outline">
        <text:list-item>
          <text:h text:style-name="Heading_20_1" text:outline-level="1">Package Detail</text:h>
          <text:list>
            <text:list-item>
              <text:h text:style-name="P27"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text:soft-page-break/>"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1400414597"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2036360024"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ext:soft-page-break/>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2172149372"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property.</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812541994"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soft-page-break/><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81103272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296377225"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639173803"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529626637"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ext:soft-page-break/>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1359558062"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1973507564"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881979391"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729742115"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22582894"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591018043"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979405134"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2089493061"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ext:soft-page-break/>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text:soft-page-break/>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321732764"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798227776"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ext:soft-page-break/>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1287689511"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text:soft-page-break/>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text:soft-page-break/>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984559072" text:continue-list="list1798227776"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355291059"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978732312"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ext:soft-page-break/>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950851696" text:continue-list="list1287689511"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ext:soft-page-break/>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521022724"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text:soft-page-break/>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01877976" text:continue-list="list978732312"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806748087"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text:soft-page-break/>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text:soft-page-break/></text:p>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144433446"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ext:soft-page-break/>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195645277"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text:soft-page-break/>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text:soft-page-break/>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soft-page-break/><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ext:soft-page-break/>There is a third type of breakpoint called a Tracepoint. This is very simple as it does not interrupt the flow of control in its check method, but rather evaluates some trace expression and prints its value to the console (or sends it to the GUI).</text:p>
      <text:list xml:id="list185058883"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572317036" text:continue-list="list521022724" text:style-name="List_20_1">
        <text:list-item>
          <text:p text:style-name="List_20_1_20_Start">The runtime system is initialized from the ClassList or ModuleList classes' initialize<text:span text:style-name="T4"> method.</text:span></text:p>
        </text:list-item>
        <text:list-item>
          <text:p text:style-name="P30">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0">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2081512276"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1">Lastly, local definitions are used to override anything inherited, and the set of members are passed, together with the superclass objects, to the ObjectValue constructor.</text:p>
        </text:list-item>
        <text:list-item>
          <text:p text:style-name="P32">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787413387" text:continue-list="list185058883" text:style-name="Outline">
        <text:list-item>
          <text:list>
            <text:list-item>
              <text:h text:style-name="Heading_20_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ext:soft-page-break/>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text:soft-page-break/>dialect) has a single ResourceScheduler instance. <text:s/>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if any) that is best to run next and for how long it is to be allowed to run (a timeslice). With VDM-RT, in the event that all of its threads are blocked waiting to move system time, the policy will identify this fact and identify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The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all its runnable threads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text:soft-page-break/>resource's advance method, which delegates to the policy's advance method. This will result in all threads which were previously in the TIMESTEP state (blocked trying to move time) being moved to the RUNNABLE state (these are RunState enum values). The scheduler then notes that it is not idle, and goes back to reschedule all the resources. One of the (now) runnable threads will be scheduled, according to policy.</text:p>
      <text:p text:style-name="Text_20_body">The reschedule method for the CPUResource is the most complex of the two. It performs the following outline:</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running != best)<text:tab/>// We swapped</text:p>
      <text:p text:style-name="Preformatted_20_Text"><text:tab/>{</text:p>
      <text:p text:style-name="Preformatted_20_Text"><text:tab/><text:tab/>if (running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running = best;</text:p>
      <text:p text:style-name="Preformatted_20_Text"><text:tab/>running.runslice(policy.getTimeslice());</text:p>
      <text:p text:style-name="Preformatted_20_Text"/>
      <text:p text:style-name="Preformatted_20_Text"><text:tab/>if (running.getRunState() == RunState.COMPLETE)</text:p>
      <text:p text:style-name="Preformatted_20_Text"><text:tab/>{</text:p>
      <text:p text:style-name="Preformatted_20_Text"><text:tab/><text:tab/>RTLogger.log("ThreadSwapOut...);</text:p>
      <text:p text:style-name="Preformatted_20_Text"><text:tab/><text:tab/>RTLogger.log("ThreadKill...);</text:p>
      <text:p text:style-name="Preformatted_20_Text"><text:tab/><text:tab/>running = null;</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is first uses the policy to determine the best thread to run next. If there is none (the CPU is idle) it returns false. Otherwise the best thread is picked up, and if it is not the one currently running on the CPU, the old one is swapped out and the new one is swapped in (possibly with a delay).</text:p>
      <text:p text:style-name="Text_20_body">The new running thread is then set, and it is allowed to run for the timeslice given by the policy. Then when the timeslice is over (or the execution ends) if the thread is complete the thread is swapped out and killed. In any event, true is returned to the resource scheduler because this resource did something (it was not idle).</text:p>
      <text:p text:style-name="Text_20_body">There are two policies implemented: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ext:soft-page-break/>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the body the state is changed to COMPLETE and the thread is unregistered from its resource and from the (static) list of all known threads.</text:p>
      <text:p text:style-name="Text_20_body">The main resource scheduler and all the sub-resource scheduling calls are made from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text:soft-page-break/>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soft-page-break/><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state change. These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er user can be rather "strange".</text:p>
      <text:p text:style-name="Text_20_body"/>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text:tab/>setTimestep(pause);</text:p>
      <text:p text:style-name="Preformatted_20_Text"><text:tab/>long end = SystemClock.getWallTime() + pause;</text:p>
      <text:p text:style-name="Preformatted_20_Text"/>
      <text:p text:style-name="Preformatted_20_Text"><text:tab/>while (getTimestep() &gt; 0)</text:p>
      <text:p text:style-name="Preformatted_20_Text"><text:tab/>{</text:p>
      <text:p text:style-name="Preformatted_20_Text"><text:tab/><text:tab/>waitUntilState(TIMESTEP, RUNNING);</text:p>
      <text:p text:style-name="Preformatted_20_Text"><text:tab/><text:tab/>setTimestep(end - SystemClock.getWallTime());</text:p>
      <text:p text:style-name="Preformatted_20_Text"><text:tab/>}</text:p>
      <text:p text:style-name="Preformatted_20_Text">}</text:p>
      <text:p text:style-name="Preformatted_20_Text"/>
      <text:p text:style-name="Preformatted_20_Text"/>
      <text:p text:style-name="Text_20_body">The call to setTimestep just sets a value which is subsequently retrieved by the scheduler via the <text:soft-page-break/>resource when it is asking for the minumum time step. The value is also updated by the advance call, and the getTimestep checks this in a loop that waits in state TIMESTEP while it is insufficient.</text:p>
      <text:p text:style-name="Text_20_body">Most of the extension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by calling the SchedulableThread's duration method of course:</text:p>
      <text:p text:style-name="Text_20_body"/>
      <text:p text:style-name="Preformatted_20_Text">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until &gt; time)</text:p>
      <text:p text:style-name="Preformatted_20_Text"><text:tab/>{</text:p>
      <text:p text:style-name="Preformatted_20_Text"><text:tab/><text:tab/>duration(until - time);</text:p>
      <text:p text:style-name="Preformatted_20_Text"><text:tab/>}</text:p>
      <text:p text:style-name="Preformatted_20_Text">}</text:p>
      <text:p text:style-name="Preformatted_20_Text"/>
      <text:p text:style-name="Preformatted_20_Text"/>
      <text:p text:style-name="Text_20_body">Here the waitUntil method calls duration for the time remaining. This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soft-page-break/><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text:soft-page-break/>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any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Preformatted_20_Text"/>
      <text:p text:style-name="Text_20_body">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ext:soft-page-break/>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791603258"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
      <text:list xml:id="list1936743925"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ext:soft-page-break/>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GuardValueListener implements ValueListener, holding an ObjectValue to signal when it received a value update. The changedValue method calls the signal method of a Lock object in the ObjectValue, which is also waited for by operation guards.</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oft-page-break/><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778434384"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1570500525"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1566648278"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1041166882"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ext:soft-page-break/>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9).</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pan text:style-name="T4">them out to a given PrintStream. By default this is the Console. It is also possible to turn logging off (the default state), which causes log events to be discarded.</text:span></text:p>
      <text:list xml:id="list2176029601"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ext:soft-page-break/>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3.2).</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soft-page-break/><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2062630188" text:continue-numbering="true" text:style-name="Outline">
        <text:list-item>
          <text:list>
            <text:list-item>
              <text:list>
                <text:list-item>
                  <text:h text:style-name="P29" text:outline-level="3"><text:soft-page-break/>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219596570"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text:p>
      <text:list xml:id="list1968408790"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763481204"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1915693958"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text-properties fo:font-size="6pt" fo:font-weight="normal"/>
    </style:style>
    <style:style style:name="Footnote" style:family="paragraph" style:parent-style-name="Standard" style:class="extra">
      <style:paragraph-properties fo:margin-top="0cm" fo:margin-bottom="0.102cm">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style>
    <style:style style:name="List_20_1_20_Last" style:display-name="List 1 Last" style:family="paragraph" style:parent-style-name="List_20_1" style:next-style-name="Text_20_body" style:class="list">
      <style:paragraph-properties fo:margin-top="0cm" fo:margin-bottom="0.762cm"/>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3.81cm" fo:margin-right="0cm"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59cm" table:align="margins" fo:keep-with-next="always"/>
    </style:style>
    <style:style style:name="Heading.A" style:family="table-column">
      <style:table-column-properties style:column-width="6.152cm" style:rel-column-width="21845*"/>
    </style:style>
    <style:style style:name="Footing" style:family="table">
      <style:table-properties style:width="18.466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Table2" style:family="table">
      <style:table-properties style:width="18.466cm" table:align="margins" fo:keep-with-next="always"/>
    </style:style>
    <style:style style:name="Table2.A" style:family="table-column">
      <style:table-column-properties style:column-width="6.156cm"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adjustment="left" style:rel-width="25%" style:color="#000000"/>
      </style:page-layout-properties>
      <style:header-style>
        <style:header-footer-properties fo:min-height="0.356cm" fo:margin-left="0cm" fo:margin-right="0cm" fo:margin-bottom="0.254cm" fo:border-top="none" fo:border-bottom="0.018cm solid #000000" fo:border-left="none" fo:border-right="none" fo:padding="0.051cm" style:shadow="none" style:dynamic-spacing="false"/>
      </style:header-style>
      <style:footer-style>
        <style:header-footer-properties fo:min-height="0.356cm" fo:margin-left="0cm" fo:margin-right="0cm" fo:margin-top="0.254cm" fo:border-top="0.018cm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711cm" fo:margin-left="0cm" fo:margin-right="0cm" fo:margin-bottom="0.203cm" fo:border-top="none" fo:border-bottom="0.018cm solid #000000" fo:border-left="none" fo:border-right="none" fo:padding="0cm" style:shadow="none" style:dynamic-spacing="false"/>
      </style:header-style>
      <style:footer-style>
        <style:header-footer-properties fo:min-height="0.711cm" fo:margin-left="0cm" fo:margin-right="0cm" fo:margin-top="0.203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7/03/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10</text:page-number> of <text:page-count style:num-format="1">51</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7/03/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dc:title>VDMJ Design Specification</dc:title>
    <dc:description>The design specification for VDMJ.</dc:description>
    <meta:editing-cycles>148</meta:editing-cycles>
    <meta:editing-duration>PT51H27M59S</meta:editing-duration>
    <dc:date>2010-03-27T13:54:44</dc:date>
    <meta:keyword>VDMJ</meta:keyword>
    <dc:subject>VDMJ</dc:subject>
    <meta:document-statistic meta:table-count="40" meta:image-count="0" meta:object-count="0" meta:page-count="51" meta:paragraph-count="1577" meta:word-count="22957" meta:character-count="146279"/>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